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4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5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8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29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0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e6890"/>
    </style:style>
    <style:style style:name="P32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3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4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5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7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P39" style:family="paragraph" style:parent-style-name="Основной_20_текст_20_3" style:master-page-name="">
      <loext:graphic-properties draw:fill="none"/>
      <style:paragraph-properties fo:margin-left="0cm" fo:margin-right="0.199cm" fo:line-height="100%" fo:text-align="justify" style:justify-single-word="false" fo:text-indent="0cm" style:auto-text-indent="false" style:page-number="auto" fo:background-color="transparent"/>
      <style:text-properties fo:font-size="12pt" officeooo:paragraph-rsid="0011bc50" style:font-size-asian="12pt" style:font-size-complex="12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b5cac"/>
    </style:style>
    <style:style style:name="T7" style:family="text">
      <style:text-properties style:text-underline-style="solid" style:text-underline-width="auto" style:text-underline-color="font-color" officeooo:rsid="0011bc50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0e6890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1bc50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erif" officeooo:rsid="008d0680" style:font-name-asian="Liberation Serif" style:font-name-complex="Liberation Serif"/>
    </style:style>
    <style:style style:name="T13" style:family="text">
      <style:text-properties style:font-name="Liberation Serif" officeooo:rsid="000b5cac" style:font-name-asian="Liberation Serif" style:font-name-complex="Liberation Serif"/>
    </style:style>
    <style:style style:name="T14" style:family="text">
      <style:text-properties style:font-name="Liberation Serif" officeooo:rsid="00143da1" style:font-name-asian="Liberation Serif" style:font-name-complex="Liberation Serif"/>
    </style:style>
    <style:style style:name="T15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6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7" style:family="text">
      <style:text-properties style:font-name="Liberation Serif" fo:language="ru" fo:country="RU" officeooo:rsid="000b5cac" style:font-name-asian="Liberation Serif" style:font-name-complex="Liberation Serif"/>
    </style:style>
    <style:style style:name="T18" style:family="text">
      <style:text-properties style:font-name="Liberation Serif" fo:language="ru" fo:country="RU" officeooo:rsid="00143da1" style:font-name-asian="Liberation Serif" style:font-name-complex="Liberation Serif"/>
    </style:style>
    <style:style style:name="T19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20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21" style:family="text">
      <style:text-properties fo:language="en" fo:country="US" style:text-underline-style="solid" style:text-underline-width="auto" style:text-underline-color="font-color" officeooo:rsid="000b5cac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text-underline-style="solid" style:text-underline-width="auto" style:text-underline-color="font-color"/>
    </style:style>
    <style:style style:name="T24" style:family="text">
      <style:text-properties fo:language="ru" fo:country="RU" style:text-underline-style="solid" style:text-underline-width="auto" style:text-underline-color="font-color" officeooo:rsid="000b5cac"/>
    </style:style>
    <style:style style:name="T25" style:family="text">
      <style:text-properties fo:language="ru" fo:country="RU" style:text-underline-style="solid" style:text-underline-width="auto" style:text-underline-color="font-color" officeooo:rsid="0011bc50"/>
    </style:style>
    <style:style style:name="T26" style:family="text">
      <style:text-properties style:text-underline-style="none"/>
    </style:style>
    <style:style style:name="T27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19">  </text:span><text:span text:style-name="T3">ИУ-8</text:span><text:span text:style-name="T19">  </text:span></text:p>
      <text:p text:style-name="P26">(Индекс)</text:p>
      <text:p text:style-name="P20">______________ <text:s/><text:span text:style-name="T3">М.А.Басараб</text:span></text:p>
      <text:p text:style-name="P25">(И.О.Фамилия)</text:p>
      <text:p text:style-name="P20">« _____ »<text:span text:style-name="T26"> </text:span><text:span text:style-name="T3">___________</text:span><text:span text:style-name="T26"> </text:span>20 <text:span text:style-name="T3"><text:s/>2</text:span><text:span text:style-name="T4">3 </text:span><text:span text:style-name="T20"><text:s/></text:span>г.</text:p>
      <text:p text:style-name="P2"/>
      <text:p text:style-name="P28">ЗАДАНИЕ</text:p>
      <text:p text:style-name="P29">на выполнение курсовой работы</text:p>
      <text:p text:style-name="P3"/>
      <text:p text:style-name="P18">по дисциплине <text:span text:style-name="T3"><text:tab/><text:tab/></text:span><text:span text:style-name="T6">Аппаратные средства вычислительной техники</text:span><text:span text:style-name="T3"><text:tab/><text:tab/><text:tab/> </text:span></text:p>
      <text:p text:style-name="P19">Студент<text:span text:style-name="T27">ы</text:span> группы <text:span text:style-name="T15"> </text:span><text:span text:style-name="T3">ИУ8-</text:span><text:span text:style-name="T6">7</text:span><text:span text:style-name="T3">1</text:span><text:span text:style-name="T15"> </text:span></text:p>
      <text:p text:style-name="P30"><text:span text:style-name="T8"><text:tab/><text:tab/></text:span><text:span text:style-name="T10">Штырков Василий Сергеевич</text:span><text:span text:style-name="T3"><text:tab/><text:tab/><text:tab/><text:tab/> </text:span></text:p>
      <text:p text:style-name="P38"><text:tab/>(Фамилия, имя, отчество)<text:span text:style-name="T11"/></text:p>
      <text:p text:style-name="P32"/>
      <text:p text:style-name="P22">Тема курсовой работы <text:span text:style-name="T5"><text:tab/><text:tab/></text:span><text:span text:style-name="T24">Р</text:span><text:span text:style-name="T5">еализация</text:span><text:span text:style-name="T3"> </text:span><text:span text:style-name="T6">программного симулятора </text:span><text:span text:style-name="T21">PDP-11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3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39">Техническое задание <text:span text:style-name="T6">реализовать </text:span><text:span text:style-name="T7">пользовательский интерфейс </text:span><text:span text:style-name="T6">программн</text:span><text:span text:style-name="T7">ого </text:span><text:span text:style-name="T6">симулятор </text:span><text:span text:style-name="T21">PDP-11. </text:span><text:span text:style-name="T25"><text:tab/><text:tab/><text:tab/><text:tab/><text:tab/><text:tab/><text:tab/><text:tab/><text:tab/><text:tab/></text:span></text:p>
      <text:p text:style-name="P8"/>
      <text:p text:style-name="P23">Оформление курсовой работы:</text:p>
      <text:p text:style-name="P35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4"><text:tab/><text:tab/><text:tab/><text:tab/><text:tab/><text:tab/><text:tab/><text:tab/><text:tab/><text:tab/><text:tab/><text:tab/><text:tab/></text:p>
      <text:p text:style-name="P24"><text:tab/><text:tab/><text:tab/><text:tab/><text:tab/><text:tab/><text:tab/><text:tab/><text:tab/><text:tab/><text:tab/><text:tab/><text:tab/></text:p>
      <text:p text:style-name="P27"/>
      <text:p text:style-name="P22">Дата выдачи задания «<text:span text:style-name="T19"> <text:s text:c="3"/></text:span>»<text:span text:style-name="T22"> </text:span><text:span text:style-name="T23"><text:s/></text:span><text:span text:style-name="T16">сентября </text:span><text:span text:style-name="T22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6">                                </text:p>
          </table:table-cell>
          <table:table-cell table:style-name="Таблица1.A1" office:value-type="string">
            <text:p text:style-name="P34"><text:span text:style-name="T12">       </text:span><text:span text:style-name="T14">В.С</text:span><text:span text:style-name="T17">. </text:span><text:span text:style-name="T18">Штырков</text:span><text:span text:style-name="T12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6">                                </text:p>
          </table:table-cell>
          <table:table-cell table:style-name="Таблица1.A1" office:value-type="string">
            <text:p text:style-name="P34"><text:span text:style-name="T12">         </text:span><text:span text:style-name="T13">А.Г. Рафиков</text:span><text:span text:style-name="T12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6-09T12:59:41.289000000</dc:date>
    <meta:editing-duration>PT23M39S</meta:editing-duration>
    <meta:editing-cycles>1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1" meta:word-count="166" meta:character-count="1543" meta:non-whitespace-character-count="1214"/>
  </office:meta>
</office:document-meta>
</file>